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LAIME HUACCHA, ARTURO SAMUEL</text:span></text:p>
      <text:p text:style-name="P3"><text:span text:style-name="T6">CANT. TOTAL DE CAJAS: 4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ISAMISA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4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CAMANA</text:span></text:p>
      <text:p text:style-name="P6"/>
      <text:p text:style-name="P6">Recojo: <text:span text:style-name="T3">LAIME HUACCHA, ARTURO SAMUEL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7T16:40:38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